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b0d" officeooo:paragraph-rsid="00149b0d"/>
    </style:style>
    <style:style style:name="P2" style:family="paragraph" style:parent-style-name="Standard">
      <style:text-properties officeooo:rsid="00168cc2" officeooo:paragraph-rsid="00168cc2"/>
    </style:style>
    <style:style style:name="P3" style:family="paragraph" style:parent-style-name="Standard">
      <style:text-properties officeooo:rsid="00149b0d" officeooo:paragraph-rsid="00149b0d" fo:background-color="#bf0041"/>
    </style:style>
    <style:style style:name="P4" style:family="paragraph" style:parent-style-name="Standard">
      <style:text-properties officeooo:rsid="00168cc2" officeooo:paragraph-rsid="00168cc2" fo:background-color="#bf0041"/>
    </style:style>
    <style:style style:name="P5" style:family="paragraph" style:parent-style-name="Standard">
      <style:text-properties officeooo:rsid="00188984" officeooo:paragraph-rsid="00188984" fo:background-color="#bf0041"/>
    </style:style>
    <style:style style:name="P6" style:family="paragraph" style:parent-style-name="Standard">
      <style:text-properties fo:font-weight="bold" officeooo:rsid="00149b0d" officeooo:paragraph-rsid="00149b0d" style:font-weight-asian="bold" style:font-weight-complex="bold"/>
    </style:style>
    <style:style style:name="P7" style:family="paragraph" style:parent-style-name="Standard">
      <style:text-properties officeooo:rsid="00149b0d" officeooo:paragraph-rsid="00149b0d" fo:background-color="#d4ea6b"/>
    </style:style>
    <style:style style:name="P8" style:family="paragraph" style:parent-style-name="Standard">
      <style:text-properties officeooo:rsid="00168cc2" officeooo:paragraph-rsid="00168cc2" fo:background-color="#bbe33d"/>
    </style:style>
    <style:style style:name="P9" style:family="paragraph" style:parent-style-name="Standard">
      <style:text-properties officeooo:rsid="00149b0d" officeooo:paragraph-rsid="00149b0d" fo:background-color="#00a933"/>
    </style:style>
    <style:style style:name="P10" style:family="paragraph" style:parent-style-name="Standard">
      <style:text-properties officeooo:rsid="00168cc2" officeooo:paragraph-rsid="00168cc2" fo:background-color="#00a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liederung:</text:p>
      <text:p text:style-name="P1"/>
      <text:p text:style-name="P7">-1. Deckblatt</text:p>
      <text:p text:style-name="P7">0. Einleitung</text:p>
      <text:p text:style-name="P7">0.1 Begründung / Motivation</text:p>
      <text:p text:style-name="P7">0.2 Warum beschäftigen wir uns mit dem Thema?</text:p>
      <text:p text:style-name="P7">0.3 Zielsetzung</text:p>
      <text:p text:style-name="P1"/>
      <text:p text:style-name="P3">Inhaltsverzeichnis</text:p>
      <text:p text:style-name="P1"/>
      <text:p text:style-name="P9">1. Planungsphase</text:p>
      <text:p text:style-name="P9">1.1 Dokumentation der Planungsphase</text:p>
      <text:p text:style-name="P9">1.2 Was habt ihr euch überlegt, wie man die Zielsetzung erreichen kann / die Probleme lösen kann?</text:p>
      <text:p text:style-name="P10">1.3 Welche Materialien / Bauteile oder auch softwareseitige Funktionen werden benötigt? Warum gerade diese?</text:p>
      <text:p text:style-name="P10">1.4 Wie / wo habt ihr Euch das besorgt?</text:p>
      <text:p text:style-name="P2"/>
      <text:p text:style-name="P4">2. Durchführungsphase</text:p>
      <text:p text:style-name="P4">2.1 Beschreibung der Durchführungsphase</text:p>
      <text:p text:style-name="P8">2.2 Was habt ihr wie umgesetzt?</text:p>
      <text:p text:style-name="P4">2.3 Bilder ???</text:p>
      <text:p text:style-name="P4">2.4 PROBLEME UND IHRE LÖSUNGEN</text:p>
      <text:p text:style-name="P4">2.5 Evtl. Änderungen der Planungen??</text:p>
      <text:p text:style-name="P4">2.6 Dokumentation: Was klappt wann?</text:p>
      <text:p text:style-name="P2"/>
      <text:p text:style-name="P5">3. Ergebnis</text:p>
      <text:p text:style-name="P5">3.1 Dokumentation / Vorstellung der Ergebnisse</text:p>
      <text:p text:style-name="P5">3.2 Bilder vom Exponat</text:p>
      <text:p text:style-name="P5">3.3 Was geht / Was geht nicht?</text:p>
      <text:p text:style-name="P5">3.4 Warum geht was nicht? → Analyse</text:p>
      <text:p text:style-name="P5">3.5 Verbesserungsideen?</text:p>
      <text:p text:style-name="P5"/>
      <text:p text:style-name="P5">4. Fazit / Schluss</text:p>
      <text:p text:style-name="P5">4.1 Abschließende Gedanken</text:p>
      <text:p text:style-name="P5">4.2 Was hat geklappt / was nicht?</text:p>
      <text:p text:style-name="P5">4.3 Was gelernt / was fehlt?</text:p>
      <text:p text:style-name="P5">4.4 Verbesserungen / Erweiterungen</text:p>
      <text:p text:style-name="P5">4.5 Spassfaktor?</text:p>
      <text:p text:style-name="P5">4.6 Wichtig → Ein Bezug zur Einleitung macht die Sache rund ;-)</text:p>
      <text:p text:style-name="P5"/>
      <text:p text:style-name="P5">5. Quellen</text:p>
      <text:p text:style-name="P5">5.1 Literaturverzeichnis</text:p>
      <text:p text:style-name="P5">5.2 Abbildungsverzeichnis</text:p>
      <text:p text:style-name="P5">5.3 Anha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5T08:49:56.922000000</meta:creation-date>
    <dc:date>2021-03-15T10:40:09.722000000</dc:date>
    <meta:editing-duration>PT1H35M32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36" meta:word-count="170" meta:character-count="1096" meta:non-whitespace-character-count="962"/>
  </office:meta>
</office:document-meta>
</file>